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List_20_Paragraph">
      <style:paragraph-properties fo:text-align="justify" style:justify-single-word="false"/>
    </style:style>
    <style:style style:name="P2" style:family="paragraph" style:parent-style-name="Default">
      <style:paragraph-properties fo:margin-left="0.2083in" fo:margin-right="0in" fo:text-indent="0.2917in" style:auto-text-indent="false"/>
      <style:text-properties fo:font-size="10pt" style:font-size-asian="10pt" style:font-size-complex="10pt"/>
    </style:style>
    <style:style style:name="P3" style:family="paragraph" style:parent-style-name="List_20_Paragraph">
      <style:paragraph-properties fo:margin-left="0.7083in" fo:margin-right="0in" fo:text-align="justify" style:justify-single-word="false" fo:text-indent="0in" style:auto-text-indent="false"/>
      <style:text-properties style:font-name="Courier New" fo:font-size="10pt" style:font-size-asian="10pt" style:font-size-complex="10pt"/>
    </style:style>
    <style:style style:name="P4" style:family="paragraph" style:parent-style-name="List_20_Paragraph">
      <style:paragraph-properties fo:margin-left="0in" fo:margin-right="0in" fo:margin-top="0in" fo:margin-bottom="0.139in" fo:text-align="justify" style:justify-single-word="false" fo:text-indent="0in" style:auto-text-indent="false"/>
      <style:text-properties style:font-name="Calibri1" fo:font-size="11pt" style:font-size-asian="11pt" style:font-size-complex="11pt"/>
    </style:style>
    <style:style style:name="P5" style:family="paragraph" style:parent-style-name="List_20_Paragraph" style:list-style-name="WWNum4" style:master-page-name="">
      <style:paragraph-properties fo:margin-left="0in" fo:margin-right="0in" fo:margin-top="0in" fo:margin-bottom="0.139in" fo:text-align="justify" style:justify-single-word="false" fo:text-indent="0in" style:auto-text-indent="false" style:page-number="auto">
        <style:tab-stops>
          <style:tab-stop style:position="0.302in"/>
        </style:tab-stops>
      </style:paragraph-properties>
      <style:text-properties style:font-name="Calibri1" fo:font-size="11pt" fo:font-weight="bold" style:font-size-asian="11pt" style:font-weight-asian="bold" style:font-size-complex="11pt" style:font-weight-complex="bold"/>
    </style:style>
    <style:style style:name="P6" style:family="paragraph" style:parent-style-name="List_20_Paragraph">
      <style:paragraph-properties fo:margin-left="0in" fo:margin-right="0in" fo:text-align="justify" style:justify-single-word="false" fo:text-indent="0in" style:auto-text-indent="false"/>
      <style:text-properties fo:font-size="10pt" style:font-size-asian="10pt" style:font-size-complex="10pt"/>
    </style:style>
    <style:style style:name="P7" style:family="paragraph" style:parent-style-name="List_20_Paragraph">
      <style:paragraph-properties fo:margin-left="0in" fo:margin-right="0in" fo:margin-top="0in" fo:margin-bottom="0in" fo:line-height="150%" fo:text-align="justify" style:justify-single-word="false" fo:text-indent="0in" style:auto-text-indent="false"/>
      <style:text-properties style:font-name="Calibri1" fo:font-size="11pt" style:font-size-asian="11pt" style:font-size-complex="11pt"/>
    </style:style>
    <style:style style:name="P8" style:family="paragraph" style:parent-style-name="List_20_Paragraph">
      <style:paragraph-properties fo:margin-left="0in" fo:margin-right="0in" fo:margin-top="0in" fo:margin-bottom="0in" fo:line-height="150%" fo:text-align="justify" style:justify-single-word="false" fo:text-indent="0in" style:auto-text-indent="false"/>
      <style:text-properties style:font-name="Calibri1" fo:font-size="11pt" style:font-size-asian="11pt" style:font-size-complex="11pt"/>
    </style:style>
    <style:style style:name="P9" style:family="paragraph" style:parent-style-name="List_20_Paragraph" style:list-style-name="WWNum4" style:master-page-name="">
      <style:paragraph-properties fo:margin-left="0in" fo:margin-right="0in" fo:margin-top="0in" fo:margin-bottom="0in" fo:line-height="150%" fo:text-align="justify" style:justify-single-word="false" fo:text-indent="0in" style:auto-text-indent="false" style:page-number="auto">
        <style:tab-stops>
          <style:tab-stop style:position="0.302in"/>
        </style:tab-stops>
      </style:paragraph-properties>
      <style:text-properties style:font-name="Calibri1" fo:font-size="11pt" fo:font-weight="bold" style:font-size-asian="11pt" style:font-weight-asian="bold" style:font-size-complex="11pt" style:font-weight-complex="bold"/>
    </style:style>
    <style:style style:name="P10" style:family="paragraph" style:parent-style-name="Standard">
      <style:paragraph-properties fo:margin-left="0.2083in" fo:margin-right="0in" fo:text-indent="0.2917in" style:auto-text-indent="false"/>
      <style:text-properties fo:font-size="10pt" style:font-size-asian="10pt" style:font-size-complex="10pt"/>
    </style:style>
    <style:style style:name="P11" style:family="paragraph" style:parent-style-name="Standard" style:master-page-name="Standard">
      <style:paragraph-properties fo:text-align="center" style:justify-single-word="false" style:page-number="auto"/>
      <style:text-properties style:font-name="Calibri1"/>
    </style:style>
    <style:style style:name="P12" style:family="paragraph" style:parent-style-name="Default">
      <style:paragraph-properties fo:margin-left="0in" fo:margin-right="0in" fo:margin-top="0in" fo:margin-bottom="0in" fo:line-height="100%" fo:text-indent="0in" style:auto-text-indent="false"/>
      <style:text-properties fo:font-size="10pt" style:font-size-asian="10pt" style:font-size-complex="10pt"/>
    </style:style>
    <style:style style:name="P13" style:family="paragraph" style:parent-style-name="Default">
      <style:paragraph-properties fo:margin-left="0in" fo:margin-right="0in" fo:margin-top="0in" fo:margin-bottom="0in" fo:line-height="100%" fo:text-indent="0in" style:auto-text-indent="false"/>
      <style:text-properties style:font-name="Courier New" fo:font-size="10pt" style:font-size-asian="10pt" style:font-size-complex="10pt"/>
    </style:style>
    <style:style style:name="P14" style:family="paragraph" style:parent-style-name="Default">
      <style:paragraph-properties fo:margin-left="0in" fo:margin-right="0in" fo:margin-top="0in" fo:margin-bottom="0in" fo:line-height="100%" fo:text-indent="0in" style:auto-text-indent="false"/>
      <style:text-properties style:font-name="Courier New" fo:font-size="10pt" style:font-size-asian="10pt" style:font-size-complex="10pt"/>
    </style:style>
    <style:style style:name="P15" style:family="paragraph" style:parent-style-name="Default">
      <style:paragraph-properties fo:margin-left="0in" fo:margin-right="0in" fo:margin-top="0in" fo:margin-bottom="0in" fo:line-height="150%" fo:text-indent="0in" style:auto-text-indent="false"/>
      <style:text-properties style:font-name="Courier New" fo:font-size="10pt" style:font-size-asian="10pt" style:font-size-complex="10pt"/>
    </style:style>
    <style:style style:name="P16" style:family="paragraph" style:parent-style-name="Default">
      <style:paragraph-properties fo:margin-left="0in" fo:margin-right="0in" fo:margin-top="0in" fo:margin-bottom="0in" fo:line-height="100%" fo:text-indent="0in" style:auto-text-indent="false"/>
      <style:text-properties style:font-name="Courier New"/>
    </style:style>
    <style:style style:name="P17" style:family="paragraph" style:parent-style-name="Default">
      <style:paragraph-properties fo:margin-left="0in" fo:margin-right="0in" fo:margin-top="0in" fo:margin-bottom="0in" fo:line-height="150%" fo:text-indent="0in" style:auto-text-indent="false"/>
      <style:text-properties fo:font-size="11pt" style:font-size-asian="11pt" style:font-size-complex="11pt"/>
    </style:style>
    <style:style style:name="P18" style:family="paragraph" style:parent-style-name="Default">
      <style:paragraph-properties fo:margin-left="0in" fo:margin-right="0in" fo:margin-top="0in" fo:margin-bottom="0in" fo:line-height="100%" fo:text-indent="0in" style:auto-text-indent="false"/>
    </style:style>
    <style:style style:name="P19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Courier New" fo:font-size="10pt" style:font-size-asian="10pt" style:font-size-complex="10pt"/>
    </style:style>
    <style:style style:name="P20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style:font-name="Courier New" fo:font-size="10pt" style:font-size-asian="10pt" style:font-size-complex="10pt"/>
    </style:style>
    <style:style style:name="P21" style:family="paragraph" style:parent-style-name="Standard">
      <style:paragraph-properties fo:margin-left="0in" fo:margin-right="0in" fo:margin-top="0in" fo:margin-bottom="0in" fo:line-height="100%" fo:text-indent="0in" style:auto-text-indent="false"/>
      <style:text-properties fo:font-size="10pt" style:font-size-asian="10pt" style:font-size-complex="10pt"/>
    </style:style>
    <style:style style:name="P22" style:family="paragraph" style:parent-style-name="Standard">
      <style:paragraph-properties fo:margin-left="0in" fo:margin-right="0in" fo:margin-top="0in" fo:margin-bottom="0in" fo:line-height="150%" fo:text-align="justify" style:justify-single-word="false" fo:text-indent="0in" style:auto-text-indent="false"/>
      <style:text-properties style:font-name="Calibri1" fo:font-size="11pt" style:font-size-asian="11pt" style:font-size-complex="11pt"/>
    </style:style>
    <style:style style:name="P23" style:family="paragraph" style:parent-style-name="Default" style:master-page-name="">
      <style:paragraph-properties fo:margin-left="0in" fo:margin-right="0in" fo:margin-top="0in" fo:margin-bottom="0in" fo:line-height="100%" fo:text-indent="0in" style:auto-text-indent="false" style:page-number="auto"/>
      <style:text-properties style:font-name="Courier New" fo:font-size="10pt" style:font-size-asian="10pt" style:font-size-complex="10pt"/>
    </style:style>
    <style:style style:name="P24" style:family="paragraph" style:parent-style-name="Default" style:master-page-name="">
      <style:paragraph-properties fo:margin-left="0in" fo:margin-right="0in" fo:margin-top="0in" fo:margin-bottom="0in" fo:line-height="150%" fo:text-indent="0in" style:auto-text-indent="false" style:page-number="auto"/>
      <style:text-properties style:font-name="Calibri1" fo:font-size="11pt" style:font-size-asian="11pt" style:font-name-complex="Calibri2" style:font-size-complex="11pt"/>
    </style:style>
    <style:style style:name="P25" style:family="paragraph" style:parent-style-name="Default">
      <style:paragraph-properties fo:margin-left="0in" fo:margin-right="0in" fo:text-indent="0in" style:auto-text-indent="false"/>
      <style:text-properties style:font-name="Courier New" fo:font-size="10pt" style:font-size-asian="10pt" style:font-size-complex="10pt"/>
    </style:style>
    <style:style style:name="P26" style:family="paragraph" style:parent-style-name="Default">
      <style:paragraph-properties fo:margin-left="0in" fo:margin-right="0in" fo:text-indent="0in" style:auto-text-indent="false"/>
      <style:text-properties fo:font-size="11pt" style:font-size-asian="11pt" style:font-size-complex="11pt"/>
    </style:style>
    <style:style style:name="P27" style:family="paragraph" style:parent-style-name="Standard" style:list-style-name="WWNum4" style:master-page-name="">
      <style:paragraph-properties fo:margin-left="0in" fo:margin-right="0in" fo:text-indent="0in" style:auto-text-indent="false" style:page-number="auto">
        <style:tab-stops>
          <style:tab-stop style:position="0.302in"/>
        </style:tab-stops>
      </style:paragraph-properties>
      <style:text-properties fo:font-weight="bold" style:font-weight-asian="bold" style:font-weight-complex="bold"/>
    </style:style>
    <style:style style:name="P28" style:family="paragraph" style:parent-style-name="Standard">
      <style:paragraph-properties fo:margin-top="0in" fo:margin-bottom="0in" fo:line-height="150%"/>
      <style:text-properties style:font-name="Calibri" fo:font-size="11pt" style:font-size-asian="11pt" style:font-name-complex="Calibri2" style:font-size-complex="11pt"/>
    </style:style>
    <style:style style:name="P29" style:family="paragraph" style:parent-style-name="Standard" style:list-style-name="WWNum4" style:master-page-name="">
      <style:paragraph-properties fo:margin-left="0in" fo:margin-right="0in" fo:margin-top="0in" fo:margin-bottom="0in" fo:line-height="150%" fo:text-indent="-0.0102in" style:auto-text-indent="false" style:page-number="auto">
        <style:tab-stops>
          <style:tab-stop style:position="0.302in"/>
        </style:tab-stops>
      </style:paragraph-properties>
    </style:style>
    <style:style style:name="P30" style:family="paragraph" style:parent-style-name="Standard" style:list-style-name="WWNum4">
      <style:paragraph-properties fo:margin-left="0in" fo:margin-right="0in" fo:margin-top="0in" fo:margin-bottom="0in" fo:line-height="150%" fo:text-indent="-0.0102in" style:auto-text-indent="false">
        <style:tab-stops>
          <style:tab-stop style:position="0.302in"/>
        </style:tab-stops>
      </style:paragraph-properties>
      <style:text-properties style:font-name="Calibri" fo:font-size="11pt" style:font-size-asian="11pt" style:font-name-complex="Calibri2" style:font-size-complex="11pt"/>
    </style:style>
    <style:style style:name="P31" style:family="paragraph" style:parent-style-name="Standard" style:list-style-name="WWNum4">
      <style:paragraph-properties fo:margin-left="0in" fo:margin-right="0in" fo:margin-top="0in" fo:margin-bottom="0in" fo:line-height="150%" fo:text-indent="-0.0102in" style:auto-text-indent="false">
        <style:tab-stops>
          <style:tab-stop style:position="0.302in"/>
        </style:tab-stops>
      </style:paragraph-properties>
    </style:style>
    <style:style style:name="P32" style:family="paragraph" style:parent-style-name="Default">
      <style:paragraph-properties fo:margin-left="-0.0102in" fo:margin-right="0in" fo:margin-top="0in" fo:margin-bottom="0in" fo:line-height="100%" fo:text-indent="0in" style:auto-text-indent="false"/>
      <style:text-properties style:font-name="Courier New" fo:font-size="10pt" style:font-size-asian="10pt" style:font-size-complex="10pt"/>
    </style:style>
    <style:style style:name="P33" style:family="paragraph" style:parent-style-name="Standard">
      <style:paragraph-properties fo:margin-left="-0.0102in" fo:margin-right="0in" fo:margin-top="0in" fo:margin-bottom="0in" fo:line-height="100%" fo:text-indent="0in" style:auto-text-indent="false"/>
      <style:text-properties style:font-name="Courier New" fo:font-size="10pt" style:font-size-asian="10pt" style:font-size-complex="10pt"/>
    </style:style>
    <style:style style:name="T1" style:family="text">
      <style:text-properties fo:language="de" fo:country="CH" style:text-underline-style="solid" style:text-underline-width="auto" style:text-underline-color="font-color" fo:font-weight="bold" style:font-weight-asian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fo:font-weight="bold" style:font-weight-asian="bold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style:font-name="Calibri" fo:font-size="11pt" style:text-underline-style="solid" style:text-underline-width="auto" style:text-underline-color="font-color" style:font-size-asian="11pt" style:font-name-complex="Calibri2" style:font-size-complex="11pt"/>
    </style:style>
    <style:style style:name="T6" style:family="text">
      <style:text-properties style:font-name="Calibri" fo:font-size="11pt" style:font-size-asian="11pt" style:font-name-complex="Calibri2" style:font-size-complex="11pt"/>
    </style:style>
    <style:style style:name="T7" style:family="text">
      <style:text-properties style:font-name="Calibri" fo:font-size="11pt" fo:font-style="italic" style:font-size-asian="11pt" style:font-style-asian="italic" style:font-name-complex="Calibri2" style:font-size-complex="11pt"/>
    </style:style>
    <style:style style:name="T8" style:family="text">
      <style:text-properties style:font-name="Calibri" fo:font-size="11pt" fo:font-weight="bold" style:font-size-asian="11pt" style:font-weight-asian="bold" style:font-name-complex="Calibri2" style:font-size-complex="11pt"/>
    </style:style>
    <style:style style:name="T9" style:family="text">
      <style:text-properties style:font-name="Calibri" style:font-name-complex="Calibri2"/>
    </style:style>
    <style:style style:name="T10" style:family="text">
      <style:text-properties style:font-name="Calibri" fo:font-weight="bold" style:font-weight-asian="bold" style:font-name-complex="Calibri2" style:font-weight-complex="bold"/>
    </style:style>
    <style:style style:name="T11" style:family="text">
      <style:text-properties style:text-underline-style="none"/>
    </style:style>
    <style:style style:name="T12" style:family="text">
      <style:text-properties style:font-name="Courier New"/>
    </style:style>
    <style:style style:name="T13" style:family="text">
      <style:text-properties style:font-name="Courier New" fo:font-size="10pt" style:font-size-asian="10pt" style:font-size-complex="10pt"/>
    </style:style>
    <style:style style:name="T14" style:family="text">
      <style:text-properties fo:font-size="11pt" style:font-size-asian="11pt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<text:span text:style-name="T1">Chapter 4 </text:span><text:span text:style-name="T3">: Controlling Execution</text:span></text:p>
      <text:list xml:id="list88660766987562306" text:style-name="WWNum4">
        <text:list-item>
          <text:p text:style-name="P5"><text:span text:style-name="T2">Iteration</text:span><text:span text:style-name="T11"> </text:span>:</text:p>
        </text:list-item>
      </text:list>
      <text:p text:style-name="P4">Example :</text:p>
      <text:p text:style-name="P21">/<text:span text:style-name="T12">/: control/WhileTest.java </text:span></text:p>
      <text:p text:style-name="P19">// Demonstrates the while loop. </text:p>
      <text:p text:style-name="P19">public class WhileTest { </text:p>
      <text:p text:style-name="P19"><text:tab/>static boolean condition() </text:p>
      <text:p text:style-name="P19"><text:tab/>{ </text:p>
      <text:p text:style-name="P19"><text:tab/>boolean result = Math.random() &lt; 0.8; </text:p>
      <text:p text:style-name="P19"><text:tab/>System.out.print(result + ", "); </text:p>
      <text:p text:style-name="P19"><text:tab/>return result; </text:p>
      <text:p text:style-name="P19"><text:tab/>} </text:p>
      <text:p text:style-name="P19"><text:tab/>public static void main(String[] args) </text:p>
      <text:p text:style-name="P19"><text:tab/>{ </text:p>
      <text:p text:style-name="P19"><text:tab/>while(condition()) </text:p>
      <text:p text:style-name="P19"><text:tab/>System.out.println("Inside ‘while’"); </text:p>
      <text:p text:style-name="P19"><text:tab/>System.out.println("Exited ‘while’"); </text:p>
      <text:p text:style-name="P19"><text:tab/>} </text:p>
      <text:p text:style-name="P6">}</text:p>
      <text:p text:style-name="P7">Above math.random() generate a number between(0 to 1) . The Boolean value get stored in result which is used as a condition in while. ‘Indisde while’ will be executed till the result is found true otherwise output will be ‘Exited while’.</text:p>
      <text:p text:style-name="P1"/>
      <text:list xml:id="list43651916" text:continue-numbering="true" text:style-name="WWNum4">
        <text:list-item>
          <text:p text:style-name="P9"><text:span text:style-name="T2">For</text:span> :</text:p>
        </text:list-item>
      </text:list>
      <text:p text:style-name="P7">Syntax for ‘for’ loop is given as</text:p>
      <text:p>for(initialization; Boolean-expression; step) </text:p>
      <text:p text:style-name="P3">statement</text:p>
      <text:p text:style-name="P22">Above we can put more than one statement separated by comma in place of initialization and step. Example for the same is show below.</text:p>
      <text:p>//: control/CommaOperator.java </text:p>
      <text:p text:style-name="P19">public class CommaOperator { </text:p>
      <text:p text:style-name="P19"><text:tab/>public static void main(String[] args) </text:p>
      <text:p text:style-name="P19"><text:tab/>{ </text:p>
      <text:p text:style-name="P19"><text:tab/><text:tab/>for(int i = 1, j = i + 10; i &lt; 5; i++, j = i * 2) </text:p>
      <text:p text:style-name="P19"><text:tab/><text:tab/>{ </text:p>
      <text:p text:style-name="P19"><text:tab/><text:tab/>System.out.println("i = " + i + " j = " + j); </text:p>
      <text:p text:style-name="P19"><text:tab/><text:tab/>} </text:p>
      <text:p text:style-name="P19"><text:tab/>} </text:p>
      <text:p text:style-name="P21"><text:span text:style-name="T12">} </text:span></text:p>
      <text:p text:style-name="P19">Output: </text:p>
      <text:p text:style-name="P19">i = 1 j = 11 </text:p>
      <text:p text:style-name="P19">i = 2 j = 4</text:p>
      <text:p text:style-name="P19">i = 3 j = 6 </text:p>
      <text:p text:style-name="P19">i = 4 j = 8</text:p>
      <text:p text:style-name="P10"/>
      <text:p text:style-name="P10"><text:soft-page-break/></text:p>
      <text:list xml:id="list43660400" text:continue-numbering="true" text:style-name="WWNum4">
        <text:list-item>
          <text:p text:style-name="P27"><text:span text:style-name="T5">Foreach Syntax</text:span><text:span text:style-name="T4"> :</text:span></text:p>
        </text:list-item>
      </text:list>
      <text:p>It is useful way to use ‘for’i.e. by using foreach one can easily iterate through the arrays. Example is shown below.</text:p>
      <text:p text:style-name="P19">//: control/ForEachFloat.java </text:p>
      <text:p text:style-name="P19">import java.util.*; </text:p>
      <text:p text:style-name="P19">public class ForEachFloat { </text:p>
      <text:p text:style-name="P19">public static void main(String[] args) { </text:p>
      <text:p text:style-name="P19">Random rand = new Random(47); </text:p>
      <text:p text:style-name="P19">float f[] = new float[10]; </text:p>
      <text:p text:style-name="P19">for(int i = 0; i &lt; 10; i++) </text:p>
      <text:p text:style-name="P19">f[i] = rand.nextFloat(); </text:p>
      <text:p text:style-name="P19">for(float x : f)//remember foreach never ends with semicolon </text:p>
      <text:p text:style-name="P19">System.out.println(x); </text:p>
      <text:p text:style-name="P19">} </text:p>
      <text:p text:style-name="P19">} /* Output: </text:p>
      <text:p text:style-name="P19">0.72711575 </text:p>
      <text:p text:style-name="P19">0.39982635 </text:p>
      <text:p text:style-name="P19">0.5309454 </text:p>
      <text:p text:style-name="P19">0.0534122 </text:p>
      <text:p text:style-name="P19">0.16020656 </text:p>
      <text:p text:style-name="P19">0.57799757 </text:p>
      <text:p text:style-name="P19">0.18847865 </text:p>
      <text:p text:style-name="P19">0.4170137 </text:p>
      <text:p text:style-name="P19">0.51660204 </text:p>
      <text:p>0.73734957</text:p>
      <text:p><text:span text:style-name="T9">Foreach can be used for a method that returns a array. As in string the method toCharArray() returns an array of characters so that one can easily iterate through characters in the string.</text:span></text:p>
      <text:p text:style-name="P28">Example:</text:p>
      <text:p><text:span text:style-name="T4">//: control/ForEachString.java </text:span></text:p>
      <text:p text:style-name="P19">public class ForEachString { </text:p>
      <text:p text:style-name="P19"><text:tab/>public static void main(String[] args) { </text:p>
      <text:p text:style-name="P19"><text:tab/>for(char c : "An African Swallow".toCharArray() ) </text:p>
      <text:p text:style-name="P19"><text:tab/>System.out.print(c + " "); </text:p>
      <text:p text:style-name="P19"><text:tab/>} </text:p>
      <text:p text:style-name="P19">} </text:p>
      <text:p text:style-name="P19">Output: </text:p>
      <text:p text:style-name="P19">A n A f r i c a n S w a l l o w </text:p>
      <text:p text:style-name="P19"/>
      <text:p><text:span text:style-name="T9">It should be also remember that foreach never </text:span><text:span text:style-name="T10">ends</text:span><text:span text:style-name="T9"> with a semicolon(;).</text:span></text:p>
      <text:list xml:id="list43659108" text:continue-numbering="true" text:style-name="WWNum4">
        <text:list-item>
          <text:p text:style-name="P29"><text:span text:style-name="T6">There are some keywords which provide </text:span><text:span text:style-name="T7">unconditional branching</text:span><text:span text:style-name="T6"> i.e. branch happens without any test. These include </text:span><text:span text:style-name="T8">return, break </text:span><text:span text:style-name="T6">and </text:span><text:span text:style-name="T8">continue. </text:span><text:span text:style-name="T6">Break quits the loop without executing the remaining statements and continue quits the current iteration and goes to the beginning of the loop to execute the next iteration.</text:span></text:p>
          <text:p text:style-name="P31"><text:span text:style-name="T6"/></text:p>
        </text:list-item>
        <text:list-item>
          <text:p text:style-name="P30">Goto cant be used in java. But label can be used with break and continue. As shown in the following program</text:p>
        </text:list-item>
      </text:list>
      <text:p text:style-name="P33"><text:soft-page-break/>//: control/LabeledFor.java </text:p>
      <text:p text:style-name="P33">// For loops with "labeled break" and "labeled continue." </text:p>
      <text:p text:style-name="P33">import static net.mindview.util.Print.*; </text:p>
      <text:p text:style-name="P33">public class LabeledFor { </text:p>
      <text:p text:style-name="P33"><text:tab/>public static void main(String[] args) { </text:p>
      <text:p text:style-name="P33"><text:tab/>int i = 0; </text:p>
      <text:p text:style-name="P33"><text:tab/>outer: // Can’t have statements here </text:p>
      <text:p text:style-name="P33"><text:tab/>for(; true ;) { // infinite loop </text:p>
      <text:p text:style-name="P33"><text:tab/><text:tab/>inner: // Can’t have statements here </text:p>
      <text:p text:style-name="P33"><text:tab/><text:tab/>for(; i &lt; 10; i++) { </text:p>
      <text:p text:style-name="P33"><text:tab/><text:tab/>print("i = " + i); </text:p>
      <text:p text:style-name="P33"><text:tab/><text:tab/>if(i == 2) { </text:p>
      <text:p text:style-name="P33"><text:tab/><text:tab/>print("continue"); </text:p>
      <text:p text:style-name="P33"><text:tab/><text:tab/>continue; </text:p>
      <text:p text:style-name="P33"><text:tab/>} </text:p>
      <text:p text:style-name="P33"><text:tab/>if(i == 3) { </text:p>
      <text:p text:style-name="P33"><text:tab/>print("break"); </text:p>
      <text:p text:style-name="P33"><text:tab/>i++; // Otherwise i never </text:p>
      <text:p text:style-name="P33"><text:tab/>// gets incremented. </text:p>
      <text:p text:style-name="P33"><text:tab/>break; </text:p>
      <text:p text:style-name="P33"><text:tab/>} </text:p>
      <text:p text:style-name="P33"><text:tab/>if(i == 7) { </text:p>
      <text:p text:style-name="P33"><text:tab/>print("continue outer"); </text:p>
      <text:p text:style-name="P33"><text:tab/>i++; // Otherwise i never </text:p>
      <text:p text:style-name="P33"><text:tab/>// gets incremented. </text:p>
      <text:p text:style-name="P33"><text:tab/>Continue outer; </text:p>
      <text:p text:style-name="P33"><text:tab/>} </text:p>
      <text:p text:style-name="P33"><text:tab/>if(i == 8) { </text:p>
      <text:p text:style-name="P33"><text:tab/>print("break outer"); </text:p>
      <text:p text:style-name="P33"><text:tab/>break outer; </text:p>
      <text:p text:style-name="P33"><text:tab/>} </text:p>
      <text:p text:style-name="P33"><text:tab/>for(int k = 0; k &lt; 5; k++) { </text:p>
      <text:p text:style-name="P33"><text:tab/>if(k == 3) { </text:p>
      <text:p text:style-name="P33"><text:tab/>print("continue inner"); </text:p>
      <text:p text:style-name="P33"><text:tab/>continue inner; </text:p>
      <text:p text:style-name="P33"><text:tab/>} </text:p>
      <text:p text:style-name="P33"><text:tab/>} </text:p>
      <text:p text:style-name="P33"><text:tab/>} </text:p>
      <text:p text:style-name="P33"><text:tab/>} </text:p>
      <text:p text:style-name="P33"><text:tab/>// Can’t break or continue to labels here </text:p>
      <text:p text:style-name="P33"><text:tab/>} } /* Output: </text:p>
      <text:p text:style-name="P33"><text:tab/>i = 0 </text:p>
      <text:p text:style-name="P33"><text:tab/>continue inner </text:p>
      <text:p text:style-name="P33"><text:tab/>i = 1 </text:p>
      <text:p text:style-name="P33"><text:tab/>continue inner </text:p>
      <text:p text:style-name="P33"><text:tab/>i = 2 </text:p>
      <text:p text:style-name="P33"><text:tab/>continue </text:p>
      <text:p text:style-name="P33"><text:tab/>i = 3 </text:p>
      <text:p text:style-name="P33"><text:tab/>break </text:p>
      <text:p text:style-name="P33"><text:tab/>i = 4 </text:p>
      <text:p text:style-name="P33"><text:tab/>continue inner </text:p>
      <text:p text:style-name="P33"><text:tab/>i = 5 </text:p>
      <text:p text:style-name="P33"><text:tab/>continue inner </text:p>
      <text:p text:style-name="P33"><text:tab/>i = 6 </text:p>
      <text:p text:style-name="P33"><text:tab/>continue inner </text:p>
      <text:p text:style-name="P33"><text:tab/>i = 7 </text:p>
      <text:p text:style-name="P19"><text:tab/>continue outer </text:p>
      <text:p text:style-name="P19"><text:tab/>i = 8 </text:p>
      <text:p><text:span text:style-name="T13"><text:tab/>break outer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family-generic="modern" style:font-pitch="fixed"/>
    <style:font-face style:name="Courier New1" svg:font-family="'Courier New'" style:font-adornments="Regular" style:font-family-generic="modern" style:font-pitch="fixed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Calibri1" svg:font-family="Calibri" style:font-family-generic="swiss" style:font-pitch="variable"/>
    <style:font-face style:name="Arial1" svg:font-family="Arial" style:font-family-generic="system" style:font-pitch="variable"/>
    <style:font-face style:name="Calibri2" svg:font-family="Calibri" style:font-family-generic="system" style:font-pitch="variable"/>
    <style:font-face style:name="Courier New2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15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margin-top="0in" fo:margin-bottom="0.139in" fo:line-height="115%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fo:text-indent="0in" style:auto-text-indent="false"/>
    </style:style>
    <style:style style:name="ListLabel_20_1" style:display-name="ListLabel 1" style:family="text">
      <style:text-properties style:font-name-complex="Courier New2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bullet text:level="1" style:num-suffix="" text:bullet-char="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Wingdings"/>
      </text:list-level-style-bullet>
      <text:list-level-style-bullet text:level="2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1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Jayant Joshi</meta:initial-creator>
    <meta:creation-date>2016-07-28T23:26:43.33</meta:creation-date>
    <dc:date>2016-07-28T23:47:45.61</dc:date>
    <dc:creator>Jayant Joshi</dc:creator>
    <meta:editing-duration>PT20M59S</meta:editing-duration>
    <meta:editing-cycles>8</meta:editing-cycles>
    <meta:generator>OpenOffice/4.1.2$Win32 OpenOffice.org_project/412m3$Build-9782</meta:generator>
    <meta:document-statistic meta:table-count="0" meta:image-count="0" meta:object-count="0" meta:page-count="3" meta:paragraph-count="137" meta:word-count="626" meta:character-count="3638"/>
  </office:meta>
</office:document-meta>
</file>